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1"/>
    </style:style>
    <style:style style:name="P2" style:family="paragraph" style:parent-style-name="Preformatted_20_Text">
      <style:text-properties style:font-name="Liberation Serif1" fo:font-size="11pt" style:font-size-asian="11pt" style:font-size-complex="11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4" style:family="paragraph" style:parent-style-name="Preformatted_20_Text" style:list-style-name="L4">
      <style:text-properties style:font-name="Liberation Serif1" fo:font-size="12pt" style:font-size-asian="12pt" style:font-size-complex="12pt"/>
    </style:style>
    <style:style style:name="P5" style:family="paragraph" style:parent-style-name="Preformatted_20_Text" style:list-style-name="L3">
      <style:text-properties style:font-name="Liberation Serif1" fo:font-size="12pt" style:font-size-asian="12pt" style:font-size-complex="12pt"/>
    </style:style>
    <style:style style:name="P6" style:family="paragraph" style:parent-style-name="Preformatted_20_Text" style:list-style-name="L2">
      <style:text-properties style:font-name="Liberation Serif1" fo:font-size="12pt" style:font-size-asian="12pt" style:font-size-complex="12pt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dc230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tyle="italic" style:font-style-asian="italic" style:font-style-complex="italic"/>
    </style:style>
    <style:style style:name="T6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Core</text:p>
      <text:p text:style-name="P2"/>
      <text:list xml:id="list512954450" text:style-name="L2">
        <text:list-item>
          <text:p text:style-name="P6">dojo.<text:span text:style-name="T8">byId</text:span>("d2")</text:p>
        </text:list-item>
        <text:list-item>
          <text:p text:style-name="P6">dojo.<text:span text:style-name="T8">connect</text:span>(</text:p>
          <text:list>
            <text:list-header>
              <text:p text:style-name="P6">dojo.byId("s1"), //context object</text:p>
              <text:p text:style-name="P6">"onmouseover", //event</text:p>
              <text:p text:style-name="P6">null, //context</text:p>
              <text:p text:style-name="P6">function(evt) {console.log("mouseover event", evt);} // methid</text:p>
            </text:list-header>
          </text:list>
          <text:p text:style-name="P6">);</text:p>
        </text:list-item>
        <text:list-item>
          <text:p text:style-name="P6">type checking: <text:span text:style-name="T8">isString</text:span>, <text:span text:style-name="T8">isArray</text:span>, <text:span text:style-name="T8">isObject</text:span></text:p>
        </text:list-item>
      </text:list>
      <text:p text:style-name="P2"/>
      <text:p text:style-name="P2"/>
      <text:p text:style-name="P3">String</text:p>
      <text:p text:style-name="P2"/>
      <text:list xml:id="list1966676326" text:style-name="L3">
        <text:list-item>
          <text:p text:style-name="P5">dojo.<text:span text:style-name="T8">trim</text:span>(s);<text:tab/>// removes whitespace</text:p>
        </text:list-item>
        <text:list-item>
          <text:p text:style-name="P5">dojo.string.<text:span text:style-name="T8">pad</text:span>("0", 5, "1");<text:tab/>//"11110"</text:p>
        </text:list-item>
        <text:list-item>
          <text:p text:style-name="P5">dojo.string.<text:span text:style-name="T8">substitute</text:span>("${0} and ${1} went up a hill.", ["Jack", "Jill"]); <text:line-break/> // Returns "Jack and Jill went up a hill."</text:p>
        </text:list-item>
      </text:list>
      <text:p text:style-name="P1"><text:span text:style-name="T2"/></text:p>
      <text:p text:style-name="P1"><text:span text:style-name="T2"/></text:p>
      <text:p text:style-name="P3">Array</text:p>
      <text:p text:style-name="P2"/>
      <text:list xml:id="list712129543" text:style-name="L4">
        <text:list-item>
          <text:p text:style-name="P4">dojo.<text:span text:style-name="T8">indexOf</text:span>(array, value)</text:p>
        </text:list-item>
        <text:list-item>
          <text:p text:style-name="P4">to check if every element meets condition<text:line-break/> dojo.<text:span text:style-name="T8">every</text:span>([2,4,6], function (x) { return x % 2 == 0 }); //true</text:p>
        </text:list-item>
        <text:list-item>
          <text:p text:style-name="P4">iterating over each element</text:p>
          <text:list>
            <text:list-header>
              <text:p text:style-name="P4">dojo.<text:span text:style-name="T8">forEach</text:span>( [1,2,3], function(x) {console.log(x);} );</text:p>
            </text:list-header>
          </text:list>
        </text:list-item>
        <text:list-item>
          <text:p text:style-name="P4"><text:span text:style-name="T3">Gotcha</text:span><text:span text:style-name="T4"><text:line-break/>var nodes = getSomeNodes( );<text:line-break/>for(var x=0; x&lt;nodes.length; x++){</text:span></text:p>
          <text:list>
            <text:list-header>
              <text:p text:style-name="P4"><text:span text:style-name="T4">nodes[x].onclick = function( ){</text:span></text:p>
              <text:p text:style-name="P4"><text:span text:style-name="T4">console.debug("clicked:", x);</text:span></text:p>
              <text:p text:style-name="P4"><text:span text:style-name="T4">}</text:span></text:p>
            </text:list-header>
          </text:list>
          <text:p text:style-name="P4"><text:span text:style-name="T4">}</text:span></text:p>
          <text:p text:style-name="P4"><text:span text:style-name="T5">Since the enclosure is over the lexical variable x and not the value of x, all calls get the last value</text:span><text:span text:style-name="T4">. </text:span><text:span text:style-name="T6">foreach</text:span><text:span text:style-name="T5"> </text:span><text:span text:style-name="T7">creates a lexical scope of its own.</text:span></text:p>
        </text:list-item>
        <text:list-item>
          <text:p text:style-name="P4"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8T16:45:03</dc:date>
    <dc:creator>Nitin Nayal</dc:creator>
    <meta:generator>LibreOffice/3.5$Linux_X86_64 LibreOffice_project/350m1$Build-2</meta:generator>
    <meta:editing-duration>PT37M1S</meta:editing-duration>
    <meta:editing-cycles>7</meta:editing-cycles>
    <meta:document-statistic meta:table-count="0" meta:image-count="0" meta:object-count="0" meta:page-count="1" meta:paragraph-count="24" meta:word-count="145" meta:character-count="354" meta:non-whitespace-character-count="830"/>
  </office:meta>
</office:document-meta>
</file>